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f65" officeooo:paragraph-rsid="00107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Dat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0:57:50.670000000</meta:creation-date>
    <dc:date>2018-01-08T10:58:29.864000000</dc:date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3.3.2$Windows_x86 LibreOffice_project/3d9a8b4b4e538a85e0782bd6c2d430bafe583448</meta:generator>
  </office:meta>
</office:document-meta>
</file>